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16659*"/>
    </style:style>
    <style:style style:name="BudgetActor.B" style:family="table-column">
      <style:table-column-properties style:column-width="12.679cm" style:rel-column-width="48876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69971328" text:id="ct169971328">
          <text:insertion>
            <office:change-info>
              <dc:creator>Luc Saffre</dc:creator>
              <dc:date>2013-05-02T22:11:00</dc:date>
            </office:change-info>
          </text:insertion>
        </text:changed-region>
        <text:changed-region xml:id="ct169974416" text:id="ct169974416">
          <text:insertion>
            <office:change-info>
              <dc:creator>Luc Saffre</dc:creator>
              <dc:date>2013-05-02T22:10:00</dc:date>
            </office:change-info>
          </text:insertion>
        </text:changed-region>
        <text:changed-region xml:id="ct169981072" text:id="ct169981072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74209184" text:id="ct174209184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69985864" text:id="ct169985864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69979816" text:id="ct16997981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9982432" text:id="ct16998243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7574152" text:id="ct167574152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69198728" text:id="ct1691987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9985128" text:id="ct1699851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9980600" text:id="ct16998060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69985224" text:id="ct16998522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9995520" text:id="ct16999552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70011832" text:id="ct17001183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9993488" text:id="ct16999348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9982000" text:id="ct16998200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618104" text:id="ct1656181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9998088" text:id="ct16999808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0012704" text:id="ct1700127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0012368" text:id="ct1700123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9985648" text:id="ct16998564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70000624" text:id="ct17000062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70000720" text:id="ct17000072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0000816" text:id="ct1700008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0088224" text:id="ct170088224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70096176" text:id="ct170096176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70086976" text:id="ct170086976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69368456" text:id="ct169368456">
          <text:insertion>
            <office:change-info>
              <dc:creator>Luc Saffre</dc:creator>
              <dc:date>2013-05-06T21:26:00</dc:date>
            </office:change-info>
          </text:insertion>
        </text:changed-region>
        <text:changed-region xml:id="ct169374560" text:id="ct169374560">
          <text:insertion>
            <office:change-info>
              <dc:creator>Luc Saffre</dc:creator>
              <dc:date>2013-03-28T15:15:00</dc:date>
            </office:change-info>
          </text:insertion>
        </text:changed-region>
        <text:changed-region xml:id="ct170088336" text:id="ct170088336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70112984" text:id="ct170112984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70088520" text:id="ct170088520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69205240" text:id="ct16920524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70095976" text:id="ct170095976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change-start text:change-id="ct169971328"/>_('Situation financière')<text:change-end text:change-id="ct169971328"/></text:h>
      <text:h text:style-name="Heading_20_2" text:outline-level="2"><text:change-start text:change-id="ct169974416"/>_('Renseignements généraux')<text:change-end text:change-id="ct169974416"/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69981072"/>actor.header<text:change-end text:change-id="ct169981072"/><office:annotation><dc:creator>Luc Saffre</dc:creator><dc:date>2012-06-06T11:00:52</dc:date><text:p text:style-name="P8"><text:span text:style-name="T2">do table for actor in self.get_actors()</text:span></text:p></office:annotation></text:p>
          </table:table-cell>
          <table:table-cell office:value-type="string">
            <text:p text:style-name="Table_20_Contents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8"><text:span text:style-name="T2">do text if actor.person</text:span></text:p></office:annotatio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Text_20_body"><text:change-start text:change-id="ct174209184"/><office:annotation><dc:creator>Luc Saffre</dc:creator><dc:date>2012-06-06T11:04:42</dc:date><text:p text:style-name="P8"><text:span text:style-name="T2">do text if actor.household</text:span></text:p></office:annotation><text:change-end text:change-id="ct174209184"/><text:conditional-text text:condition="ooow:true" text:string-value-if-true="&quot;actor.household.get_address(', ')&quot;" text:string-value-if-false="">actor.household.get_address(', ')</text:conditional-text> (<text:change-start text:change-id="ct169985864"/>actor.household.type<text:change-end text:change-id="ct169985864"/>)</text:p>
            <text:p text:style-name="Text_20_body">Kontakt: <text:change-start text:change-id="ct169979816"/>actor.partner.gsm<text:change-end text:change-id="ct169979816"/>, <text:change-start text:change-id="ct169982432"/>actor.partner.email<text:change-end text:change-id="ct169982432"/></text:p>
            <text:p text:style-name="Text_20_body"><text:change-start text:change-id="ct167574152"/>actor.remark<text:change-end text:change-id="ct167574152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69198728"/>self.actor2.header<text:change-end text:change-id="ct169198728"/></text:p>
          </table:table-cell>
          <table:table-cell table:style-name="Table1.A1" office:value-type="string">
            <text:p text:style-name="P5"><text:change-start text:change-id="ct169985128"/>self.actor3.header<text:change-end text:change-id="ct169985128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8"><text:span text:style-name="T2">do table if False</text:span></text:p></office:annotation></text:p>
          </table:table-cell>
          <table:table-cell table:style-name="Table1.A1" office:value-type="string">
            <text:p text:style-name="P5"><text:change-start text:change-id="ct169980600"/>self.actor2.person<text:change-end text:change-id="ct169980600"/></text:p>
          </table:table-cell>
          <table:table-cell table:style-name="Table1.A1" office:value-type="string">
            <text:p text:style-name="P5"><text:change-start text:change-id="ct169985224"/>self.actor3.person<text:change-end text:change-id="ct169985224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69995520"/>self.actor2.partner.address_location(', ')<text:change-end text:change-id="ct169995520"/></text:p>
          </table:table-cell>
          <table:table-cell table:style-name="Table1.A1" office:value-type="string">
            <text:p text:style-name="P5"><text:change-start text:change-id="ct170011832"/>self.actor3.partner.address_location(', ')<text:change-end text:change-id="ct170011832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69993488"/>self.actor2.partner.phone<text:change-end text:change-id="ct169993488"/></text:p>
          </table:table-cell>
          <table:table-cell table:style-name="Table1.A1" office:value-type="string">
            <text:p text:style-name="Table_20_Contents"><text:change-start text:change-id="ct169982000"/>self.actor3.partner.phone<text:change-end text:change-id="ct169982000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65618104"/>self.actor2.partner.email<text:change-end text:change-id="ct165618104"/></text:p>
          </table:table-cell>
          <table:table-cell table:style-name="Table1.A1" office:value-type="string">
            <text:p text:style-name="P5"><text:change-start text:change-id="ct169998088"/>self.actor3.partner.email<text:change-end text:change-id="ct169998088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70012704"/>dtos(self.actor2.person.birth_date)<text:change-end text:change-id="ct170012704"/></text:p>
          </table:table-cell>
          <table:table-cell table:style-name="Table1.A1" office:value-type="string">
            <text:p text:style-name="Table_20_Contents"><text:change-start text:change-id="ct170012368"/>dtos(self.actor3.person.birth_date)<text:change-end text:change-id="ct170012368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69985648"/>self.actor2.remark<text:change-end text:change-id="ct169985648"/></text:p>
          </table:table-cell>
          <table:table-cell table:style-name="Table1.A1" office:value-type="string">
            <text:p text:style-name="P5"><text:change-start text:change-id="ct170000624"/>self.actor3.remark<text:change-end text:change-id="ct170000624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70000720"/>self.actor2.person.civil_state<text:change-end text:change-id="ct170000720"/></text:p>
          </table:table-cell>
          <table:table-cell table:style-name="Table1.A1" office:value-type="string">
            <text:p text:style-name="P5"><text:change-start text:change-id="ct170000816"/>self.actor3.person.civil_state<text:change-end text:change-id="ct170000816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</dc:date><text:p text:style-name="P8"><text:span text:style-name="T2">do text</text:span></text:p><text:p text:style-name="P8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h text:style-name="Heading_20_2" text:outline-level="2">Erfasste Daten</text:h>
      <text:section text:style-name="Sect1" text:name="Section1">
        <text:h text:style-name="Heading_20_3" text:outline-level="3"><text:change-start text:change-id="ct170088224"/>group<text:change-end text:change-id="ct170088224"/></text:h>
        <text:p text:style-name="Text_20_body">bla<office:annotation><dc:creator>Luc Saffre</dc:creator><dc:date>2012-04-21T22:46:05</dc:date><text:p text:style-name="P8"><text:span text:style-name="T2">do section for group in self.account_groups('IEALC')</text:span></text:p></office:annotation> <office:annotation><dc:creator>Luc Saffre</dc:creator><dc:date>2012-04-21T23:35:34</dc:date><text:p text:style-name="P8"><text:span text:style-name="T2">do text</text:span></text:p><text:p text:style-name="P8"><text:span text:style-name="T2">from table(self.entries_by_group(group))</text:span></text:p></office:annotation></text:p>
        <text:p text:style-name="Text_20_body"/>
      </text:section>
      <text:p text:style-name="Standard"/>
      <text:h text:style-name="Heading_20_2" text:outline-level="2"><text:soft-page-break/>Zusammenfassung</text:h>
      <text:h text:style-name="Heading_20_3" text:outline-level="3"><text:change-start text:change-id="ct170096176"/>debts.ResultByBudget.label<text:change-end text:change-id="ct170096176"/></text:h>
      <text:p text:style-name="Standard"><office:annotation><dc:creator>Luc Saffre</dc:creator><dc:date>2012-05-18T07:00:18</dc:date><text:p text:style-name="P8"><text:span text:style-name="T3">do text</text:span></text:p><text:p text:style-name="P8"><text:span text:style-name="T3">from table(debts.ResultByBudget.request(self))</text:span></text:p></office:annotation>bla</text:p>
      <text:p text:style-name="Standard"/>
      <text:h text:style-name="Heading_20_3" text:outline-level="3"><text:change-start text:change-id="ct170086976"/>debts.DebtsByBudget.label<text:change-end text:change-id="ct170086976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DebtsByBudget.request(self))</text:span></text:p></office:annotation></text:p>
      <text:h text:style-name="Heading_20_3" text:outline-level="3"><text:change-start text:change-id="ct169368456"/>debts.BailiffDebtsByBudget.label<text:change-end text:change-id="ct169368456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BailiffDebtsByBudget.request(self))</text:span></text:p></office:annotation></text:p>
      <text:h text:style-name="Heading_20_3" text:outline-level="3"><text:change-start text:change-id="ct169374560"/>debts.DistByBudget.label<text:change-end text:change-id="ct169374560"/></text:h>
      <text:p text:style-name="Standard"><office:annotation><dc:creator>Luc Saffre</dc:creator><dc:date>2012-06-03T10:58:51</dc:date><text:p text:style-name="P8"><text:span text:style-name="T2">do text</text:span></text:p><text:p text:style-name="P8"><text:span text:style-name="T2">from table(debts.DistByBudget.request(self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</dc:date><text:p text:style-name="P8"><text:span text:style-name="T2">do section if self.conclusion</text:span></text:p></office:annotation><text:change-start text:change-id="ct170088336"/>_('Conclusion')<text:change-end text:change-id="ct170088336"/></text:h>
        <text:p text:style-name="Standard"><text:change-start text:change-id="ct170112984"/>self.conclusion<text:change-end text:change-id="ct170112984"/></text:p>
        <text:p text:style-name="Standard"/>
      </text:section>
      <text:p text:style-name="Standard"/>
      <text:p text:style-name="Standard"><text:change-start text:change-id="ct170088520"/>_('Nom du médiateur de dettes')<text:change-end text:change-id="ct170088520"/> : <text:change-start text:change-id="ct169205240"/>self.user<text:change-end text:change-id="ct169205240"/></text:p>
      <text:p text:style-name="P6">Budget erstellt am : <text:change-start text:change-id="ct170095976"/>dtosl(self.date)<text:change-end text:change-id="ct170095976"/></text:p>
      <text:p text:style-name="P6"><text:span text:style-name="T1">Gedruckt am </text:span><text:span text:style-name="T1"><text:date style:data-style-name="N120" text:date-value="2013-09-05T19:46:15.99">5.9.13</text:date></text:span><text:span text:style-name="T1"> um </text:span><text:span text:style-name="T1"><text:time style:data-style-name="N41" text:time-value="2013-09-05T19:46:15.99">19:35:20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69812576" text:id="ct169812576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69812576"/>self<text:change-end text:change-id="ct169812576"/></text:p>
            </table:table-cell>
            <table:table-cell table:style-name="Table3.A1" office:value-type="string">
              <text:p text:style-name="MP3">Seite <text:page-number text:select-page="current">2</text:page-number> von <text:page-count>2</text:page-count><text:line-break/><text:date style:data-style-name="N120" text:date-value="2013-09-05T19:46:15.99">5.9.13</text:date> <text:time style:data-style-name="N41" text:time-value="2013-09-05T19:46:15.99">19:35:20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9-05T19:46:16</dc:date>
    <dc:creator>Luc Saffre</dc:creator>
    <meta:editing-duration>PT18H36M23S</meta:editing-duration>
    <meta:editing-cycles>104</meta:editing-cycles>
    <meta:generator>LibreOffice/3.5$Linux_x86 LibreOffice_project/350m1$Build-2</meta:generator>
    <meta:document-statistic meta:table-count="4" meta:image-count="0" meta:object-count="0" meta:page-count="2" meta:paragraph-count="60" meta:word-count="133" meta:character-count="1331" meta:non-whitespace-character-count="1269"/>
  </office:meta>
</office:document-meta>
</file>